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97:list.C98" table:on-update-keep-styles="true" table:on-update-keep-size="false"/>
        <table:database-range table:name="__Anonymous_Sheet_DB__0" table:target-range-address="list.B2:list.H11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00/00/00</text:date>, <text:time style:data-style-name="N2" text:time-value="00:09:12.29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26T00:19:33.495000000</dc:date>
    <meta:editing-duration>PT12H2M50S</meta:editing-duration>
    <meta:editing-cycles>282</meta:editing-cycles>
    <meta:document-statistic meta:table-count="1" meta:cell-count="89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